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style:contextual-spacing="false" fo:line-height="100%" fo:text-align="justify" style:justify-single-word="false" fo:background-color="#ffffff" fo:padding="0cm" fo:border="none"/>
    </style:style>
    <style:style style:name="P2" style:family="paragraph" style:parent-style-name="Standard">
      <loext:graphic-properties draw:fill="solid" draw:fill-color="#ffffff"/>
      <style:paragraph-properties fo:margin-top="0.353cm" fo:margin-bottom="0cm" style:contextual-spacing="false" fo:line-height="100%" fo:background-color="#ffffff" fo:padding="0cm" fo:border="none"/>
    </style:style>
    <style:style style:name="P3"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officeooo:paragraph-rsid="0005c14f"/>
    </style:style>
    <style:style style:name="P4" style:family="paragraph" style:parent-style-name="Standard">
      <loext:graphic-properties draw:fill="solid" draw:fill-color="#ffffff"/>
      <style:paragraph-properties fo:margin-top="0.353cm" fo:margin-bottom="0cm" style:contextual-spacing="false" fo:line-height="100%" fo:text-align="center" style:justify-single-word="false" fo:background-color="#ffffff" fo:padding="0cm" fo:border="none"/>
      <style:text-properties style:font-name="Arial" fo:font-size="10pt" fo:font-style="italic" style:font-name-asian="Arial3" style:font-size-asian="10pt" style:font-style-asian="italic" style:font-name-complex="Arial3" style:font-size-complex="10pt"/>
    </style:style>
    <style:style style:name="P5" style:family="paragraph" style:parent-style-name="Standard">
      <loext:graphic-properties draw:fill="solid" draw:fill-color="#ffffff"/>
      <style:paragraph-properties fo:margin-top="0.353cm" fo:margin-bottom="0cm" style:contextual-spacing="false" fo:line-height="100%" fo:text-align="center" style:justify-single-word="false" fo:background-color="#ffffff" fo:padding="0cm" fo:border="none"/>
      <style:text-properties style:font-name="Arial" fo:font-size="10pt" style:font-name-asian="Arial3" style:font-size-asian="10pt" style:font-name-complex="Arial3" style:font-size-complex="10pt"/>
    </style:style>
    <style:style style:name="P6"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style:font-name-asian="Arial3" style:font-size-asian="10pt" style:font-name-complex="Arial3" style:font-size-complex="10pt"/>
    </style:style>
    <style:style style:name="P7"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style:font-name="Arial" fo:font-size="10pt" officeooo:paragraph-rsid="0005c14f" style:font-name-asian="Arial3" style:font-size-asian="10pt" style:font-name-complex="Arial3" style:font-size-complex="10pt"/>
    </style:style>
    <style:style style:name="P8" style:family="paragraph" style:parent-style-name="Standard">
      <loext:graphic-properties draw:fill="solid" draw:fill-color="#ffffff"/>
      <style:paragraph-properties fo:margin-left="0.998cm" fo:margin-right="0cm" fo:margin-top="0.353cm" fo:margin-bottom="0cm" style:contextual-spacing="false" fo:line-height="100%" fo:text-indent="0cm" style:auto-text-indent="false" fo:background-color="#ffffff" fo:padding="0cm" fo:border="none"/>
      <style:text-properties style:font-name="Arial" fo:font-size="10pt" style:font-name-asian="Arial3" style:font-size-asian="10pt" style:font-name-complex="Arial3" style:font-size-complex="10pt"/>
    </style:style>
    <style:style style:name="P9" style:family="paragraph" style:parent-style-name="Heading_20_1">
      <loext:graphic-properties draw:fill="solid" draw:fill-color="#ffffff"/>
      <style:paragraph-properties fo:margin-top="0.494cm" fo:margin-bottom="0cm" style:contextual-spacing="false" fo:line-height="100%" fo:background-color="#ffffff" fo:padding="0cm" fo:border="none"/>
      <style:text-properties fo:color="#000000" loext:opacity="100%" style:font-name="Arial" fo:font-size="16pt" fo:font-style="normal" fo:font-weight="bold" style:font-name-asian="Arial3" style:font-size-asian="16pt" style:font-style-asian="normal" style:font-weight-asian="bold" style:font-name-complex="Arial3" style:font-size-complex="16pt"/>
    </style:style>
    <style:style style:name="P10" style:family="paragraph" style:parent-style-name="Standard">
      <loext:graphic-properties draw:fill="solid" draw:fill-color="#ffffff"/>
      <style:paragraph-properties fo:margin-top="0.353cm" fo:margin-bottom="0cm" style:contextual-spacing="false" fo:line-height="100%" fo:background-color="#ffffff" fo:padding="0cm" fo:border="none"/>
      <style:text-properties officeooo:paragraph-rsid="000a299c"/>
    </style:style>
    <style:style style:name="P11" style:family="paragraph" style:parent-style-name="Heading_20_1" style:master-page-name="Standard">
      <loext:graphic-properties draw:fill="solid" draw:fill-color="#ffffff"/>
      <style:paragraph-properties fo:margin-top="0.494cm" fo:margin-bottom="0cm" style:contextual-spacing="false" fo:line-height="100%" fo:text-align="center" style:justify-single-word="false" style:page-number="1" fo:background-color="#ffffff" fo:padding="0cm" fo:border="none"/>
      <style:text-properties fo:color="#000000" loext:opacity="100%" style:font-name="Arial" fo:font-size="16pt" fo:font-style="normal" fo:font-weight="bold" style:font-name-asian="Arial3" style:font-size-asian="16pt" style:font-style-asian="normal" style:font-weight-asian="bold" style:font-name-complex="Arial3" style:font-size-complex="16pt"/>
    </style:style>
    <style:style style:name="T1" style:family="text">
      <style:text-properties style:font-name="Arial" fo:font-size="10pt" fo:font-style="italic" style:font-name-asian="Arial3" style:font-size-asian="10pt" style:font-style-asian="italic" style:font-name-complex="Arial3" style:font-size-complex="10pt"/>
    </style:style>
    <style:style style:name="T2" style:family="text">
      <style:text-properties style:font-name="Arial" fo:font-size="10pt" fo:font-style="italic" officeooo:rsid="00040e3b" style:font-name-asian="Arial3" style:font-size-asian="10pt" style:font-style-asian="italic" style:font-name-complex="Arial3" style:font-size-complex="10pt"/>
    </style:style>
    <style:style style:name="T3" style:family="text">
      <style:text-properties style:font-name="Arial" fo:font-size="10pt" fo:font-style="italic" officeooo:rsid="0005c14f" style:font-name-asian="Arial3" style:font-size-asian="10pt" style:font-style-asian="italic" style:font-name-complex="Arial3" style:font-size-complex="10pt" style:font-style-complex="italic"/>
    </style:style>
    <style:style style:name="T4" style:family="text">
      <style:text-properties style:font-name="Arial" fo:font-size="10pt" fo:font-style="italic" officeooo:rsid="000a299c" style:font-name-asian="Arial3" style:font-size-asian="10pt" style:font-style-asian="italic" style:font-name-complex="Arial3" style:font-size-complex="10pt" style:font-style-complex="italic"/>
    </style:style>
    <style:style style:name="T5" style:family="text">
      <style:text-properties style:font-name="Arial" fo:font-size="10pt" fo:font-style="italic" officeooo:rsid="0005c14f" style:font-name-asian="Arial3" style:font-size-asian="10pt" style:font-style-asian="italic" style:font-name-complex="Arial3" style:font-size-complex="10pt"/>
    </style:style>
    <style:style style:name="T6" style:family="text">
      <style:text-properties style:font-name="Arial" fo:font-size="10pt" fo:font-style="italic" officeooo:rsid="000a299c" style:font-name-asian="Arial3" style:font-size-asian="10pt" style:font-style-asian="italic" style:font-name-complex="Arial3" style:font-size-complex="10pt"/>
    </style:style>
    <style:style style:name="T7" style:family="text">
      <style:text-properties style:font-name="Arial" fo:font-size="10pt" style:font-name-asian="Arial3" style:font-size-asian="10pt" style:font-name-complex="Arial3" style:font-size-complex="10pt"/>
    </style:style>
    <style:style style:name="T8" style:family="text">
      <style:text-properties style:font-name="Arial" fo:font-size="10pt" officeooo:rsid="00003a2c" style:font-name-asian="Arial3" style:font-size-asian="10pt" style:font-name-complex="Arial3" style:font-size-complex="10pt"/>
    </style:style>
    <style:style style:name="T9" style:family="text">
      <style:text-properties style:font-name="Arial" fo:font-size="10pt" officeooo:rsid="00040e3b" style:font-name-asian="Arial3" style:font-size-asian="10pt" style:font-name-complex="Arial3" style:font-size-complex="10pt"/>
    </style:style>
    <style:style style:name="T10" style:family="text">
      <style:text-properties style:font-name="Arial" fo:font-size="10pt" officeooo:rsid="000a299c" style:font-name-asian="Arial3" style:font-size-asian="10pt" style:font-name-complex="Arial3" style:font-size-complex="10pt"/>
    </style:style>
    <style:style style:name="T11" style:family="text">
      <style:text-properties style:font-name="Arial" fo:font-size="10pt" fo:font-weight="bold" style:font-name-asian="Arial3" style:font-size-asian="10pt" style:font-weight-asian="bold" style:font-name-complex="Arial3" style:font-size-complex="10pt"/>
    </style:style>
    <style:style style:name="T12" style:family="text">
      <style:text-properties style:font-name="Arial" fo:font-size="10pt" fo:font-weight="bold" officeooo:rsid="00040e3b" style:font-name-asian="Arial3" style:font-size-asian="10pt" style:font-weight-asian="bold" style:font-name-complex="Arial3" style:font-size-complex="10pt" style:font-weight-complex="bold"/>
    </style:style>
    <style:style style:name="T13" style:family="text">
      <style:text-properties style:font-name="Arial" fo:font-size="10pt" fo:font-style="normal" officeooo:rsid="00003a2c" style:font-name-asian="Arial3" style:font-size-asian="10pt" style:font-style-asian="normal" style:font-name-complex="Arial3" style:font-size-complex="10pt" style:font-style-complex="normal"/>
    </style:style>
    <style:style style:name="T14" style:family="text">
      <style:text-properties style:font-name="Arial" style:font-name-asian="Arial3" style:font-name-complex="Arial3"/>
    </style:style>
    <style:style style:name="T15" style:family="text">
      <style:text-properties officeooo:rsid="00040e3b"/>
    </style:style>
    <style:style style:name="T16" style:family="text">
      <style:text-properties officeooo:rsid="0005c14f"/>
    </style:style>
    <style:style style:name="T17" style:family="text">
      <style:text-properties fo:font-style="italic" officeooo:rsid="0005c14f" style:font-style-asian="italic" style:font-style-complex="italic"/>
    </style:style>
    <style:style style:name="T18" style:family="text">
      <style:text-properties fo:font-style="italic" officeooo:rsid="000a299c" style:font-style-asian="italic" style:font-style-complex="italic"/>
    </style:style>
    <style:style style:name="T19" style:family="text">
      <style:text-properties officeooo:rsid="0005de91"/>
    </style:style>
    <style:style style:name="T20" style:family="text">
      <style:text-properties officeooo:rsid="0007199d"/>
    </style:style>
    <style:style style:name="T21" style:family="text">
      <style:text-properties fo:font-variant="normal" fo:text-transform="none" style:font-name="Arial" fo:letter-spacing="normal" fo:font-style="normal" fo:font-weight="normal" style:font-name-asian="Arial3" style:font-name-complex="Arial3"/>
    </style:style>
    <style:style style:name="T22" style:family="text">
      <style:text-properties fo:font-variant="normal" fo:text-transform="none" style:font-name="Arial" fo:letter-spacing="normal" fo:font-style="italic" fo:font-weight="normal" officeooo:rsid="001d0f7d" style:font-name-asian="Arial3" style:font-style-asian="italic" style:font-name-complex="Arial3" style:font-style-complex="italic"/>
    </style:style>
    <style:style style:name="T23" style:family="text">
      <style:text-properties officeooo:rsid="000a2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ditions générales d'utilisation</text:p>
      <text:p text:style-name="P4">En vigueur au 01/<text:span text:style-name="T23">12/</text:span>202<text:span text:style-name="T23">4</text:span></text:p>
      <text:p text:style-name="P5"> </text:p>
      <text:p text:style-name="P1"><text:span text:style-name="T7">Les présentes conditions générales d'utilisation (dites « </text:span><text:span text:style-name="T11">CGU</text:span><text:span text:style-name="T7"> ») ont pour objet l'encadrement juridique des modalités de mise à disposition du site et des services par</text:span><text:span text:style-name="T1"> </text:span><text:span text:style-name="T6">Kita Pena</text:span><text:span text:style-name="T7"> et de définir les conditions d’accès et d’utilisation des services par « </text:span><text:span text:style-name="T11">l'Utilisateur</text:span><text:span text:style-name="T7"> ».</text:span></text:p>
      <text:p text:style-name="P1"><text:span text:style-name="T7">Les présentes CGU sont accessibles </text:span><text:span text:style-name="T9">au pied de chaque page, sur le lien « </text:span><text:span text:style-name="T12">CGU »</text:span><text:span text:style-name="T7">.</text:span></text:p>
      <text:p text:style-name="P2"><text:span text:style-name="T7">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1">Je reconnais avoir lu et compris les CGU et je les accepte</text:span><text:span text:style-name="T7"> ».</text:span></text:p>
      <text:p text:style-name="P6">En cas de non-acceptation des CGU stipulées dans le présent contrat, l'Utilisateur se doit de renoncer à l'accès des services proposés par le site.</text:p>
      <text:p text:style-name="P10"><text:span text:style-name="T6">Kita Pena</text:span><text:span text:style-name="T7"> se réserve le droit de modifier unilatéralement et à tout moment le contenu des présentes CGU.</text:span></text:p>
      <text:p text:style-name="P9">Article 1 : Les mentions légales</text:p>
      <text:p text:style-name="P6">L’édition et la direction de la publication du site <text:span text:style-name="T23">kitapena</text:span><text:span text:style-name="T15">.</text:span><text:span text:style-name="T23">com</text:span> est assurée par Rouxel Armel, domicilié 28 rue de l'avignou.</text:p>
      <text:p text:style-name="P6">Numéro de téléphone est 0680067781</text:p>
      <text:p text:style-name="P6">Adresse e-mail arouxel@outlook.fr.</text:p>
      <text:p text:style-name="P6">L'hébergeur du site <text:span text:style-name="T23">kitapena</text:span><text:span text:style-name="T20">.fr</text:span> est la société DigitalOcean, dont le siège social est situé au 101 Avenue of the Americas, 10th Floor .</text:p>
      <text:p text:style-name="P9"><text:span text:style-name="T15">Article</text:span> 2 : Accès au site</text:p>
      <text:p text:style-name="P2"><text:span text:style-name="T7">Le site </text:span><text:span text:style-name="T10">kitapena</text:span><text:span text:style-name="T2">.</text:span><text:span text:style-name="T6">com</text:span><text:span text:style-name="T7"> permet à l'Utilisateur un accès gratuit aux services suivants :</text:span></text:p>
      <text:p text:style-name="P6">- <text:span text:style-name="T15">Achat</text:span> de<text:span text:style-name="T15">s Articles</text:span> (Vêtement<text:span text:style-name="T15">s</text:span>)</text:p>
      <text:p text:style-name="P6">Le site est accessible gratuitement en tout lieu à tout Utilisateur ayant un accès à Internet. Tous les frais supportés par l'Utilisateur pour accéder au service (matériel informatique, logiciels, connexion Internet, etc.) sont à sa charge.</text:p>
      <text:p text:style-name="P6">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p>
      <text:p text:style-name="P6">Pour accéder aux services, l’Utilisateur doit ensuite s'identifier à l'aide de son identifiant et de son mot de passe qui lui seront communiqués après son inscription.</text:p>
      <text:p text:style-name="P6">Tout Utilisateur membre régulièrement inscrit pourra également solliciter sa désinscription en se rendant à la page dédiée sur son espace personnel. Celle-ci sera effective dans un délai raisonnable.</text:p>
      <text:p text:style-name="P2"><text:span text:style-name="T7">Tout événement dû à un cas de force majeure ayant pour conséquence un dysfonctionnement du site ou serveur et sous réserve de toute interruption ou modification en cas de maintenance, n'engage pas la responsabilité de </text:span><text:span text:style-name="T4">kitapena</text:span><text:span text:style-name="T3">.</text:span><text:span text:style-name="T4">com</text:span><text:span text:style-name="T1">. </text:span><text:span text:style-name="T7">Dans ces cas, l’Utilisateur accepte ainsi ne pas tenir rigueur à l’éditeur de toute interruption ou suspension de service, même sans préavis.</text:span></text:p>
      <text:p text:style-name="P6">L'Utilisateur a la possibilité de contacter le site par messagerie électronique <text:span text:style-name="T16">sur la page contact dédiée du site.</text:span></text:p>
      <text:p text:style-name="P9"><text:soft-page-break/><text:span text:style-name="T16">Article</text:span> 3 : Collecte des données</text:p>
      <text:p text:style-name="P2"><text:span text:style-name="T7">Le site assure à l'Utilisateur une collecte et un traitement d'informations personnelles dans le respect de la vie privée conformément à la loi n°78-17 du 6 janvier 1978 relative à l'informatique, aux fichiers et aux libertés</text:span><text:span text:style-name="T1">.</text:span></text:p>
      <text:p text:style-name="P6">En vertu de la loi Informatique et Libertés, en date du 6 janvier 1978, l'Utilisateur dispose d'un droit d'accès, de rectification, de suppression et d'opposition de ses données personnelles. L'Utilisateur exerce ce droit :</text:p>
      <text:p text:style-name="P3"><text:span text:style-name="T7">· par mail à l'adresse mail : </text:span><text:span text:style-name="T5">kitapenayeehaa@gmail.com</text:span></text:p>
      <text:p text:style-name="P6">· via son espace personnel ;</text:p>
      <text:p text:style-name="P9">A<text:span text:style-name="T16">rticle</text:span> 4 : Propriété intellectuelle</text:p>
      <text:p text:style-name="P6">Les marques, logos, signes ainsi que tous les contenus du site (textes, images, son…) font l'objet d'une protection par le Code de la propriété intellectuelle et plus particulièrement par le droit d'auteur.</text:p>
      <text:p text:style-name="P6">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P6">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P6">Il est rappelé conformément à l’article L122-5 du Code de propriété intellectuelle que l’Utilisateur qui reproduit, copie ou publie le contenu protégé doit citer l’auteur et sa source.</text:p>
      <text:p text:style-name="P9"><text:span text:style-name="T16">Article</text:span> 5 : Responsabilité</text:p>
      <text:p text:style-name="P7">Les sources des informations diffusées sur le site <text:span text:style-name="T18">kitapena</text:span><text:span text:style-name="T17">.</text:span><text:span text:style-name="T18">com </text:span>sont réputées fiables mais le site ne garantit pas qu’il soit exempt de défauts, d’erreurs ou d’omissions.</text:p>
      <text:p text:style-name="P3"><text:span text:style-name="T7">Les informations communiquées sont présentées à titre indicatif et général sans valeur contractuelle. Malgré des mises à jour régulières, le site </text:span><text:span text:style-name="T10">kitapena</text:span><text:span text:style-name="T3">.</text:span><text:span text:style-name="T4">com</text:span><text:span text:style-name="T3"> </text:span><text:span text:style-name="T7">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8">L'Utilisateur s'assure de garder son mot de passe secret. Toute divulgation du mot de passe, quelle que soit sa forme, est interdite. Il assume les risques liés à l'utilisation de son identifiant et mot de passe. Le site décline toute responsabilité.</text:p>
      <text:p text:style-name="P3"><text:span text:style-name="T7">Le site </text:span><text:span text:style-name="T10">kitpena</text:span><text:span text:style-name="T3">.</text:span><text:span text:style-name="T4">com</text:span><text:span text:style-name="T3"> </text:span><text:span text:style-name="T7">ne peut être tenu pour responsable d’éventuels virus qui pourraient infecter l’ordinateur ou tout matériel informatique de l’Internaute, suite à une utilisation, à l’accès, ou au téléchargement provenant de ce site.</text:span></text:p>
      <text:p text:style-name="P6">La responsabilité du site ne peut être engagée en cas de force majeure ou du fait imprévisible et insurmontable d'un tiers.</text:p>
      <text:p text:style-name="P9"><text:span text:style-name="T16">Article</text:span> 6 : Liens hypertextes</text:p>
      <text:p text:style-name="P3"><text:span text:style-name="T7">Des liens hypertextes peuvent être présents sur le site. L’Utilisateur est informé qu’en cliquant sur ces liens, il sortira du site </text:span><text:span text:style-name="T10">kitapena</text:span><text:span text:style-name="T3">.</text:span><text:span text:style-name="T4">com</text:span><text:span text:style-name="T1">.</text:span><text:span text:style-name="T7"> Ce dernier n’a pas de contrôle sur les pages web sur lesquelles aboutissent ces liens et ne saurait, en aucun cas, être responsable de leur contenu.</text:span></text:p>
      <text:p text:style-name="P9"><text:span text:style-name="T16">Article</text:span> 7 : Cookies</text:p>
      <text:p text:style-name="P6">L’Utilisateur est informé que lors de ses visites sur le site, un cookie peut s’installer automatiquement sur son logiciel de navigation.</text:p>
      <text:p text:style-name="P3"><text:soft-page-break/><text:span text:style-name="T7">Les cookies sont de petits fichiers stockés temporairement sur le disque dur de l’ordinateur de l’Utilisateur par votre navigateur et qui sont nécessaires à l’utilisation du site </text:span><text:span text:style-name="T10">kitapena</text:span><text:span text:style-name="T3">.</text:span><text:span text:style-name="T4">com</text:span><text:span text:style-name="T7">. Un cookie contient un identifiant unique, généré aléatoirement et donc anonyme. Certains cookies expirent à la fin de la visite de l’Utilisateur, d’autres restent.</text:span></text:p>
      <text:p text:style-name="P2"><text:span text:style-name="T7">L’information contenue dans les cookies est </text:span><text:span text:style-name="T8">uniquement </text:span><text:span text:style-name="T7">utilisée </text:span><text:span text:style-name="T13">pour le bon fonctionnement du site et l’accès à des fonctionnalités essentielles tel que le panier ou l’authentification du Client</text:span><text:span text:style-name="T7">. </text:span><text:span text:style-name="T8">Aucun cookie ne sera utilisé pour dévoiler <text:s/>infirmations personnelles à des services tiers, autre que le prestataire de paiement et de livraison</text:span></text:p>
      <text:p text:style-name="P6">En naviguant sur le site, L’Utilisateur les accepte.</text:p>
      <text:p text:style-name="P6">L’Utilisateur pourra désactiver ces cookies par l’intermédiaire des paramètres figurant au sein de son logiciel de navigation.</text:p>
      <text:p text:style-name="P9"><text:span text:style-name="T16">Article</text:span> 8 : Droit applicable et juridiction compétente</text:p>
      <text:p text:style-name="P6">La législation française s'applique au présent contrat. En cas d'absence de résolution amiable d'un litige né entre les parties, les tribunaux français seront seuls compétents pour en connaître.</text:p>
      <text:p text:style-name="P6">Pour toute question relative à l’application des présentes CGU, vous pouvez joindre l’éditeur aux coordonnées inscrites à <text:span text:style-name="T16">l’article</text:span>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loext:opacity="1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style:contextual-spacing="false" fo:line-height="100%" fo:background-color="#ffffff" fo:padding="0cm" fo:border="none"/>
      <style:text-properties fo:color="#000000" loext:opacity="1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7T00:17:56.012000000</dc:date>
    <meta:editing-duration>PT34M40S</meta:editing-duration>
    <meta:editing-cycles>8</meta:editing-cycles>
    <meta:generator>LibreOffice/7.4.2.3$Windows_X86_64 LibreOffice_project/382eef1f22670f7f4118c8c2dd222ec7ad009daf</meta:generator>
    <meta:document-statistic meta:table-count="0" meta:image-count="0" meta:object-count="0" meta:page-count="3" meta:paragraph-count="49" meta:word-count="1136" meta:character-count="7451" meta:non-whitespace-character-count="6361"/>
  </office:meta>
</office:document-meta>
</file>